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T1" style:family="text">
      <style:text-properties fo:language="nb" fo:country="N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orem ipsum dolor sit amet, consectetur adipiscing elit. Donec vel mattis velit, nec tincidunt leo. In sed mauris auctor, ultricies elit sit amet, consequat diam. Morbi quis lacus ut nisl malesuada tincidunt. Etiam ac lectus eget justo sagittis molestie in et dui. Nam faucibus ligula risus, id maximus erat sagittis sit amet. Etiam imperdiet maximus augue feugiat aliquet. Curabitur ultricies condimentum tellus. </text:p>
      <text:p text:style-name="Standard">Nulla quis laoreet enim, sed ullamcorper arcu. Nunc pellentesque nisl massa, non efficitur risus gravida eu. Donec tempus, justo sed pulvinar interdum, arcu velit dapibus sem, venenatis mollis mi lacus id quam. Sed ultricies bibendum justo, bibendum tempus risus ultrices et. Maecenas tincidunt consectetur mauris, eu fringilla est volutpat id. Nulla cursus nunc mauris, non suscipit dui luctus ut. Nam at tempus urna. Morbi sed aliquet sem. Curabitur ornare bibendum tortor, et cursus erat bibendum ut. Etiam viverra nibh et ligula vestibulum gravida. </text:p>
      <text:p text:style-name="Standard">Nulla non tempus massa. Vivamus suscipit turpis a nunc rutrum porta. In quis porttitor eros. Fusce ut eros in massa venenatis ultricies. Etiam malesuada purus id massa blandit commodo vitae eu leo. Maecenas a nunc eleifend, scelerisque eros ut, convallis quam. In pretium, nulla sed pulvinar tristique, ipsum tellus rhoncus ex, et suscipit ex ligula id ante. Cras diam arcu, elementum non eros eu, scelerisque hendrerit turpis. Etiam non est at mauris venenatis gravida id ut elit. Praesent iaculis tincidunt tortor. Nulla vel orci ornare, scelerisque turpis et, consectetur tortor. Suspendisse in ornare nisi. Nunc dignissim turpis at magna feugiat, vitae maximus nunc porta. </text:p>
      <text:p text:style-name="Standard">Nulla volutpat malesuada ligula in ullamcorper. Proin eu nunc ullamcorper, scelerisque lectus eget, sodales tellus. Suspendisse elementum finibus blandit. Curabitur laoreet ornare sapien. Nullam tortor lacus, ullamcorper quis est in, vulputate vulputate odio. Duis laoreet purus commodo, aliquet arcu id, auctor ipsum. Nam blandit ipsum sit amet velit pellentesque placerat. Etiam lacus enim, fermentum placerat eros a, laoreet consectetur leo. Aliquam eget volutpat purus, in blandit mauris. </text:p>
      <text:p text:style-name="Standard">Etiam elementum dui quam, vel posuere urna suscipit pharetra. Sed ultrices felis vitae venenatis vestibulum. Donec a lectus nec neque lobortis congue venenatis eu dolor. Mauris dictum tincidunt dolor ac aliquet. Vivamus est leo, interdum lacinia condimentum vel, dapibus a urna. Nullam euismod sapien vel nunc tempus placerat. Suspendisse imperdiet, dui ut convallis egestas, sapien nisi tincidunt dui, in efficitur lacus erat in purus. Donec vulputate diam ut nunc ultricies pulvinar. Mauris at felis erat. </text:p>
      <text:p text:style-name="Standard"><text:span text:style-name="T1">Ut placerat pulvinar sem, et mollis est ultricies nec. </text:span>Orci varius natoque penatibus et magnis dis parturient montes, nascetur ridiculus mus. Aenean porta neque non massa dictum fermentum. Donec mattis dignissim egestas. Sed sed libero in nisl rhoncus convallis. Fusce vitae odio consequat ex scelerisque auctor nec a quam. Nullam gravida ipsum ligula, vitae auctor leo convallis a. Donec porta nisl et erat feugiat, et posuere nibh tristique. Quisque accumsan tristique lectus, sed tristique justo euismod nec. Nulla eleifend non elit pulvinar elementum. Curabitur facilisis ipsum placerat, fermentum enim quis, placerat orci. </text:p>
      <text:p text:style-name="Standard">In id eleifend leo, sit amet gravida lectus. Mauris feugiat mi sed velit rhoncus gravida. Ut sed sem purus. In eu ipsum in diam ultricies iaculis et et enim. Etiam at nunc dictum, iaculis eros id, iaculis turpis. Etiam condimentum fermentum nisl et mattis. Donec quis tempus augue. Integer quis arcu quis leo euismod ultrices. In quis eros nunc. </text:p>
      <text:p text:style-name="Standard">Sed mattis justo ut odio molestie pulvinar. Pellentesque pharetra elementum cursus. Maecenas vehicula laoreet congue. Suspendisse potenti. Nullam faucibus justo a dui lobortis porta. Nulla facilisi. Duis <text:soft-page-break/>efficitur accumsan posuere. Etiam ornare consectetur tristique. Pellentesque tincidunt dui a lorem pharetra auctor. </text:p>
      <text:p text:style-name="Standard">Ut lobortis risus odio, iaculis luctus turpis ornare ac. Sed porta convallis volutpat. Sed vulputate sed enim eget auctor. Class aptent taciti sociosqu ad litora torquent per conubia nostra, per inceptos himenaeos. Ut vestibulum justo non purus ultricies, at interdum lacus dictum. Curabitur cursus mattis tempor. Fusce dictum tristique nibh, sed egestas nunc porta a. Nam dignissim turpis velit, ut vehicula risus dapibus at. Maecenas neque purus, rutrum et velit a, condimentum ullamcorper libero. Pellentesque mollis ut est nec consectetur. Donec sit amet porttitor leo. Nam porta laoreet turpis quis feugiat. Donec vel turpis non augue sagittis feugiat et quis justo. Proin tristique lacus id sodales placerat. Ut vitae urna feugiat, finibus risus a, tristique est. </text:p>
      <text:p text:style-name="Standard" loext:marker-style-name="T1">Maecenas vulputate a urna in finibus. In vitae malesuada orci, ac placerat lacus. Sed rhoncus metus lorem, vel molestie urna dignissim ac. Sed aliquet lectus nec nulla accumsan condimentum. <text:span text:style-name="T1">Pellentesque habitant morbi tristique senectus et netus et malesuada fames ac turpis egestas. Nam tempus, leo eu vestibulum bibendum, dui massa congue urna, nec vehicula enim dolor ut leo. Nam auctor fringilla libero id pharetra. Aenean luctus elit quam. Cras ultricies tincidunt pharetra. Mauris ullamcorper bibendum diam, a aliquam tortor sollicitudin fringilla. Integer finibus, tortor nec cursus sollicitudin, erat tellus hendrerit mauris, eget tempus dui risus ac turpis. Nunc in enim ultricies, pretium neque quis, interdum ex. Aenean sit amet hendrerit arcu. Vestibulum vitae pellentesque ipsum, eu dignissim dolor. Nunc vitae bibendum urna. Mauris cursus metus ut nisi ornare rutrum. </text:span><text:span text:style-name="T1"/></text:p>
      <text:p text:style-name="Standard"><text:span text:style-name="T1">Nullam sit amet dignissim est, eget cursus diam. Cras ipsum eros, consequat in lacus a, aliquam pellentesque massa. </text:span>Aenean mattis leo consequat ante tincidunt tincidunt. Class aptent taciti sociosqu ad litora torquent per conubia nostra, per inceptos himenaeos. Praesent iaculis, metus non fermentum ultrices, purus purus hendrerit lorem, quis facilisis tellus nisi sit amet mi. In pulvinar tortor a magna iaculis, ut malesuada orci porttitor. Mauris sagittis elit vel tortor vehicula, vel gravida neque laoreet. Vestibulum vestibulum, tellus vitae sodales hendrerit, risus augue finibus massa, eget pretium leo nulla in lorem. Aliquam erat volutpat. </text:p>
      <text:p text:style-name="Standard">Pellentesque rhoncus tempor magna, a lobortis metus pulvinar sed. Ut imperdiet nibh in neque pharetra, quis efficitur elit ultricies. Suspendisse sit amet cursus magna. Maecenas maximus lobortis purus, nec rhoncus sem blandit a. Morbi lacinia purus sit amet vehicula vestibulum. Curabitur sit amet tortor varius, ullamcorper eros at, cursus tortor. Quisque nec varius purus. Mauris vitae augue luctus, scelerisque neque non, tristique sapien. Nunc turpis sem, luctus ut leo vel, consequat congue orci. Maecenas at velit id erat tincidunt cursus eu eget ligula. Pellentesque tincidunt sapien nec malesuada fermentum. Aenean pulvinar eros et lectus lacinia, sed iaculis eros tristique. In sit amet nisl volutpat, fringilla massa vel, vulputate elit. </text:p>
      <text:p text:style-name="Standard">Sed nunc nisi, porttitor et vulputate eleifend, vestibulum sit amet est. Sed tortor enim, eleifend eget blandit et, faucibus sit amet orci. Duis luctus ut felis ut egestas. Integer scelerisque, nunc malesuada gravida varius, augue tortor vulputate odio, eu pulvinar lorem lectus ut massa. Sed vel purus diam. Vestibulum posuere velit dolor, nec condimentum neque blandit ac. Aenean at dapibus mi. Suspendisse potenti. Donec convallis sem sapien, in vulputate lectus mattis consectetur. Phasellus euismod lacus justo, sed cursus quam elementum eget. Etiam aliquet maximus ex, in finibus augue varius et. Fusce sollicitudin facilisis aliquet. Aenean venenatis at risus sit amet egestas. Sed interdum, leo sed rhoncus cursus, lectus ipsum feugiat felis, pharetra semper magna sapien ac ante. </text:p>
      <text:p text:style-name="Standard"><text:soft-page-break/>Nulla interdum dolor libero, vel euismod metus consectetur id. Nullam a dapibus tortor. Donec posuere ante vel nulla elementum euismod. Nulla tempor vestibulum nibh, ut aliquet lectus aliquam in. Proin lacus dui, finibus eu enim quis, ullamcorper lacinia leo. Fusce at metus odio. In posuere, elit eget tincidunt dignissim, lectus dolor finibus ligula, vel accumsan urna libero vitae arcu. Mauris ac elit faucibus, malesuada nibh ut, mattis ex. Vestibulum et rhoncus massa. </text:p>
      <text:p text:style-name="Standard">Mauris orci arcu, egestas eget bibendum non, imperdiet ut ligula. Duis non eros tempus massa pretium rhoncus quis et nisi. Donec vel porta orci, a convallis ligula. Maecenas gravida lobortis dapibus. Aenean aliquet, massa sit amet rhoncus mollis, mauris lacus efficitur ante, id luctus elit lectus a quam. Suspendisse potenti. Praesent dapibus metus eu tempus ornare. Etiam elit diam, bibendum nec tortor non, tincidunt fermentum enim. Lorem ipsum dolor sit amet, consectetur adipiscing elit. Proin vehicula, nulla vitae molestie consequat, velit magna posuere turpis, at tincidunt dui nisi ac metus. Pellentesque et lobortis nisi.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Nagłówek_20_1_20_Znak" style:default-outline-level="1" style:list-style-name="" style:class="text">
      <style:paragraph-properties fo:margin-top="0.635cm" fo:margin-bottom="0.141cm" style:contextual-spacing="false" fo:keep-together="always" fo:keep-with-next="always"/>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Nagłówek_20_2_20_Znak" style:default-outline-level="2" style:list-style-name="" style:class="text">
      <style:paragraph-properties fo:margin-top="0.282cm" fo:margin-bottom="0.141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Nagłówek_20_3_20_Znak" style:default-outline-level="3" style:list-style-name="" style:class="text">
      <style:paragraph-properties fo:margin-top="0.282cm" fo:margin-bottom="0.141cm" style:contextual-spacing="false" fo:keep-together="always" fo:keep-with-next="always"/>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Nagłówek_20_4_20_Znak" style:default-outline-level="4" style:list-style-name="" style:class="text">
      <style:paragraph-properties fo:margin-top="0.141cm" fo:margin-bottom="0.071cm" style:contextual-spacing="false" fo:keep-together="always" fo:keep-with-next="always"/>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Nagłówek_20_5_20_Znak" style:default-outline-level="5" style:list-style-name="" style:class="text">
      <style:paragraph-properties fo:margin-top="0.141cm" fo:margin-bottom="0.071cm" style:contextual-spacing="false" fo:keep-together="always" fo:keep-with-next="always"/>
      <style:text-properties fo:color="#2f5496"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Nagłówek_20_6_20_Znak" style:default-outline-level="6" style:list-style-name="" style:class="text">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Nagłówek_20_7_20_Znak" style:default-outline-level="7" style:list-style-name="" style:class="text">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Nagłówek_20_8_20_Znak" style:default-outline-level="8" style:list-style-name="" style:class="text">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Nagłówek_20_9_20_Znak" style:default-outline-level="9" style:list-style-name="" style:class="text">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ytuł_20_Znak" style:class="chapter">
      <style:paragraph-properties fo:margin-top="0cm" fo:margin-bottom="0.141cm" style: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Podtytuł_20_Znak" style:class="chapter">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ytat_20_Znak">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Cytat_20_intensywny_20_Znak">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2f5496" fo:border-bottom="0.51pt solid #2f5496"/>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 style:display-name="Default Paragraph Font" style:family="text"/>
    <style:style style:name="Nagłówek_20_1_20_Znak" style:display-name="Nagłówek 1 Znak" style:family="text" style:parent-style-name="Default_20_Paragraph_20_Font">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Nagłówek_20_2_20_Znak" style:display-name="Nagłówek 2 Znak" style:family="text" style:parent-style-name="Default_20_Paragraph_20_Font">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Nagłówek_20_3_20_Znak" style:display-name="Nagłówek 3 Znak" style:family="text" style:parent-style-name="Default_20_Paragraph_20_Font">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Nagłówek_20_4_20_Znak" style:display-name="Nagłówek 4 Znak" style:family="text" style:parent-style-name="Default_20_Paragraph_20_Font">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Nagłówek_20_5_20_Znak" style:display-name="Nagłówek 5 Znak" style:family="text" style:parent-style-name="Default_20_Paragraph_20_Font">
      <style:text-properties fo:color="#2f5496"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Nagłówek_20_6_20_Znak" style:display-name="Nagłówek 6 Znak" style:family="text" style:parent-style-name="Default_20_Paragraph_20_Font">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Nagłówek_20_7_20_Znak" style:display-name="Nagłówek 7 Znak" style:family="text" style:parent-style-name="Default_20_Paragraph_20_Font">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Nagłówek_20_8_20_Znak" style:display-name="Nagłówek 8 Znak" style:family="text" style:parent-style-name="Default_20_Paragraph_20_Font">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Nagłówek_20_9_20_Znak" style:display-name="Nagłówek 9 Znak" style:family="text" style:parent-style-name="Default_20_Paragraph_20_Font">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ytuł_20_Znak" style:display-name="Tytuł Znak"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Podtytuł_20_Znak" style:display-name="Podtytuł Znak" style:family="text" style:parent-style-name="Default_20_Paragraph_20_Font">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Cytat_20_Znak" style:display-name="Cytat Znak"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Cytat_20_intensywny_20_Znak" style:display-name="Cytat intensywny Znak" style:family="text" style:parent-style-name="Default_20_Paragraph_20_Font" loext:linked-style-name="Intense_20_Quote">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2f5496" loext:opacity="100%" fo:letter-spacing="0.009cm" fo:font-weight="bold" style:font-weight-asian="bold" style:font-weight-complex="bold">
        <loext:char-complex-color loext:theme-type="accent1" loext:color-type="theme">
          <loext:transformation loext:type="shade" loext:value="2509"/>
        </loext:char-complex-color>
      </style:text-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ateusz Tomasz Kaczmarek</meta:initial-creator>
    <dc:creator>Mateusz Tomasz Kaczmarek</dc:creator>
    <meta:editing-cycles>3</meta:editing-cycles>
    <meta:creation-date>2025-02-02T16:23:00</meta:creation-date>
    <dc:date>2025-02-02T16:23:00</dc:date>
    <meta:editing-duration>P0D</meta:editing-duration>
    <meta:generator>LibreOffice/24.8.4.2$Windows_X86_64 LibreOffice_project/bb3cfa12c7b1bf994ecc5649a80400d06cd71002</meta:generator>
    <meta:document-statistic meta:table-count="0" meta:image-count="0" meta:object-count="0" meta:page-count="3" meta:paragraph-count="15" meta:word-count="1314" meta:character-count="8885" meta:non-whitespace-character-count="7571"/>
    <meta:user-defined meta:name="AppVersion">16.0000</meta:user-defined>
    <meta:template xlink:type="simple" xlink:actuate="onRequest" xlink:title="Normal.dotm" xlink:href=""/>
  </office:meta>
</office:document-meta>
</file>